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fo:background-color="transparent"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text-line-through-style="solid"/>
    </style:style>
    <style:style style:name="P5" style:family="paragraph" style:parent-style-name="Text_20_body" style:list-style-name="L4">
      <style:text-properties style:text-line-through-style="solid"/>
    </style:style>
    <style:style style:name="P6" style:family="paragraph" style:parent-style-name="Text_20_body" style:list-style-name="L5">
      <style:text-properties style:text-line-through-style="solid"/>
    </style:style>
    <style:style style:name="P7" style:family="paragraph" style:parent-style-name="Text_20_body" style:list-style-name="L6">
      <style:text-properties style:text-line-through-style="solid"/>
    </style:style>
    <style:style style:name="P8" style:family="paragraph" style:parent-style-name="Text_20_body" style:list-style-name="L7">
      <style:text-properties style:text-line-through-style="solid" fo:background-color="#e6e6ff"/>
    </style:style>
    <style:style style:name="P9" style:family="paragraph" style:parent-style-name="Text_20_body" style:list-style-name="L7">
      <style:text-properties style:text-line-through-style="solid"/>
    </style:style>
    <style:style style:name="P10" style:family="paragraph" style:parent-style-name="Text_20_body" style:list-style-name="L9">
      <style:text-properties style:text-line-through-style="solid"/>
    </style:style>
    <style:style style:name="P11" style:family="paragraph" style:parent-style-name="Text_20_body" style:list-style-name="L10">
      <style:text-properties style:text-line-through-style="solid"/>
    </style:style>
    <style:style style:name="P12" style:family="paragraph" style:parent-style-name="Text_20_body" style:list-style-name="L11">
      <style:text-properties style:text-line-through-style="solid"/>
    </style:style>
    <style:style style:name="P13" style:family="paragraph" style:parent-style-name="Text_20_body" style:list-style-name="L8">
      <style:text-properties fo:background-color="#c0c0c0"/>
    </style:style>
    <style:style style:name="P14" style:family="paragraph" style:parent-style-name="Text_20_body" style:list-style-name="L9">
      <style:text-properties fo:background-color="#c0c0c0"/>
    </style:style>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7">
      <style:paragraph-properties fo:background-color="#cccccc">
        <style:background-image/>
      </style:paragraph-properties>
      <style:text-properties style:text-line-through-style="solid" fo:background-color="#e6e6ff"/>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text-line-through-style="solid"/>
    </style:style>
    <style:style style:name="P20" style:family="paragraph" style:parent-style-name="Heading_20_1">
      <style:paragraph-properties fo:break-before="page"/>
      <style:text-properties fo:background-color="#c0c0c0"/>
    </style:style>
    <style:style style:name="T1"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mashTV game</text:h>
      <text:h text:style-name="Heading_20_1" text:outline-level="1">General</text:h>
      <text:list xml:id="list21346709" text:style-name="L1">
        <text:list-item>
          <text:p text:style-name="P2">XNA</text:p>
        </text:list-item>
        <text:list-item>
          <text:p text:style-name="P2">GUI</text:p>
        </text:list-item>
        <text:list-item>
          <text:p text:style-name="P2">"SpawnEditor"</text:p>
        </text:list-item>
        <text:list-item>
          <text:p text:style-name="P2">Scripted friendly AI-players</text:p>
        </text:list-item>
      </text:list>
      <text:h text:style-name="Heading_20_1" text:outline-level="1">Requirements</text:h>
      <text:list xml:id="list21349045" text:style-name="L2">
        <text:list-item>
          <text:p text:style-name="P3">Enemies</text:p>
        </text:list-item>
        <text:list-item>
          <text:p text:style-name="P3">Spawnpoints</text:p>
        </text:list-item>
        <text:list-item>
          <text:p text:style-name="P3">Arena</text:p>
        </text:list-item>
        <text:list-item>
          <text:p text:style-name="P3">Timer/Round</text:p>
        </text:list-item>
        <text:list-item>
          <text:p text:style-name="P3">Player</text:p>
        </text:list-item>
        <text:list-item>
          <text:p text:style-name="P3">Weapon</text:p>
        </text:list-item>
        <text:list-item>
          <text:p text:style-name="P3">Shots</text:p>
        </text:list-item>
        <text:list-item>
          <text:p text:style-name="P3">GUI</text:p>
        </text:list-item>
        <text:list-item>
          <text:p text:style-name="P3">CollisonDetection</text:p>
        </text:list-item>
        <text:list-item>
          <text:p text:style-name="P3">Money</text:p>
        </text:list-item>
        <text:list-item>
          <text:p text:style-name="P3">Levelling system</text:p>
        </text:list-item>
        <text:list-item>
          <text:p text:style-name="P3">Movement</text:p>
        </text:list-item>
        <text:list-item>
          <text:p text:style-name="P3">Attack animations</text:p>
        </text:list-item>
        <text:list-item>
          <text:p text:style-name="P3">Health</text:p>
        </text:list-item>
        <text:list-item>
          <text:p text:style-name="P3">textures</text:p>
        </text:list-item>
        <text:list-item>
          <text:p text:style-name="P3">Models</text:p>
        </text:list-item>
        <text:list-item>
          <text:p text:style-name="P3">Shaders</text:p>
        </text:list-item>
      </text:list>
      <text:h text:style-name="Heading_20_1" text:outline-level="1"/>
      <text:h text:style-name="P19" text:outline-level="1">Sprint 1 – Player with weapon</text:h>
      <text:list xml:id="list21335965" text:style-name="L3">
        <text:list-item>
          <text:p text:style-name="P4">Setting up system</text:p>
          <text:list>
            <text:list-item>
              <text:p text:style-name="P4">create game</text:p>
            </text:list-item>
            <text:list-item>
              <text:p text:style-name="P4">update-procedure</text:p>
            </text:list-item>
          </text:list>
        </text:list-item>
        <text:list-item>
          <text:p text:style-name="P4">Generate a player and make him able to move with a texture</text:p>
        </text:list-item>
        <text:list-item>
          <text:p text:style-name="P4">Create weapon and make it able to fire shots based on a cool down</text:p>
          <text:list>
            <text:list-item>
              <text:p text:style-name="P4">Shots should have a texture</text:p>
            </text:list-item>
            <text:list-item>
              <text:p text:style-name="P4">Shots should notify when they leave the arena</text:p>
            </text:list-item>
            <text:list-item>
              <text:p text:style-name="P4">link weapon to player</text:p>
            </text:list-item>
          </text:list>
        </text:list-item>
        <text:list-item>
          <text:p text:style-name="P4">Make an arena (a room) that sets and decides where players and shots can move</text:p>
        </text:list-item>
        <text:list-item>
          <text:p text:style-name="P4">MockTextures based on the entities' hit radius</text:p>
        </text:list-item>
        <text:list-item>
          <text:p text:style-name="P4">Should be able to ask for x,y position and a radius for player and shots which should reflect their real position</text:p>
        </text:list-item>
      </text:list>
      <text:h text:style-name="P19" text:outline-level="1">Sprint 2 – Adding something to fire at</text:h>
      <text:list xml:id="list21341436" text:style-name="L4">
        <text:list-item>
          <text:p text:style-name="P5">Make a spawnpoint and make it generate enemies when clicking on 'g' through a function call (generateEnemies())</text:p>
        </text:list-item>
        <text:list-item>
          <text:p text:style-name="P5">Enemies</text:p>
          <text:list>
            <text:list-item>
              <text:p text:style-name="P5">Health</text:p>
            </text:list-item>
            <text:list-item>
              <text:p text:style-name="P5">HitRadius</text:p>
            </text:list-item>
            <text:list-item>
              <text:p text:style-name="P5">Move towards player</text:p>
            </text:list-item>
            <text:list-item>
              <text:p text:style-name="P5">Attack the player</text:p>
            </text:list-item>
            <text:list-item>
              <text:p text:style-name="P5">Being hit by shots</text:p>
            </text:list-item>
            <text:list-item>
              <text:p text:style-name="P5">Collision Detection enemies / shots</text:p>
            </text:list-item>
          </text:list>
        </text:list-item>
        <text:list-item>
          <text:p text:style-name="P5">Handle removal of enemies (notify game that it is dead)</text:p>
        </text:list-item>
      </text:list>
      <text:p text:style-name="Text_20_body">Sprint 2 ended on March 22<text:span text:style-name="T1">nd</text:span> 17:30</text:p>
      <text:h text:style-name="P19" text:outline-level="1">Sprint 3 – Kill stuff get rewards</text:h>
      <text:list xml:id="list21336526" text:style-name="L5">
        <text:list-item>
          <text:p text:style-name="P6">Enhancing the enemy creation, base it on timers and make it create waves of enemies</text:p>
        </text:list-item>
        <text:list-item>
          <text:p text:style-name="P6">Show kill count when player kills something (to enable money generation and xp generation when an enemy dies)</text:p>
        </text:list-item>
        <text:list-item>
          <text:p text:style-name="P6">Make enemies drop stuff when they die, if they drop something and what they drop should be decided by [Arena] and the loot table connected to it (think something in the line of 7 money bags and 1 health box for 160 enemies)</text:p>
        </text:list-item>
        <text:list-item>
          <text:p text:style-name="P6">Make player able to pickup loot</text:p>
          <text:list>
            <text:list-item>
              <text:p text:style-name="P6">Make loot disapear after x seconds if not picked up</text:p>
            </text:list-item>
            <text:list-item>
              <text:p text:style-name="P6">Make it alpha fade slowly when 50% of time alive has passed</text:p>
            </text:list-item>
          </text:list>
        </text:list-item>
        <text:list-item>
          <text:p text:style-name="P6">Show stuff to player</text:p>
          <text:list>
            <text:list-item>
              <text:p text:style-name="P6">Player's health</text:p>
            </text:list-item>
            <text:list-item>
              <text:p text:style-name="P6">Kill count</text:p>
            </text:list-item>
            <text:list-item>
              <text:p text:style-name="P6">money</text:p>
            </text:list-item>
          </text:list>
        </text:list-item>
      </text:list>
      <text:p text:style-name="Text_20_body">Sprint 3 done on 22<text:span text:style-name="T1">nd</text:span> march, 19:13</text:p>
      <text:h text:style-name="Heading_20_1" text:outline-level="1"/>
      <text:h text:style-name="P19" text:outline-level="1">Sprint 4 – Ending an arena, entering next arena</text:h>
      <text:list xml:id="list21340421" text:style-name="L6">
        <text:list-item>
          <text:p text:style-name="P7">Generate 5 different levels with increasing difficulty (Dont focus on balancing it since levelling system and friendly AI isn't implemented...)</text:p>
        </text:list-item>
        <text:list-item>
          <text:p text:style-name="P7">Show time left of level in GUI</text:p>
        </text:list-item>
        <text:list-item>
          <text:p text:style-name="P7">When timer hits 0, enemies should gain some sort of shield and move out, or burrow or similar, they should not die, player should have a really short timespan (3s?) to fetch any loot still on the ground then game ends and keys are inactivated, player is transported out of arena [dropship?, just walking?, alpha fade out then in on new spot?]</text:p>
        </text:list-item>
        <text:list-item>
          <text:p text:style-name="P7">New arena should be seen and player should enter next arena with full health after maybe 5s with that arena's "spawn table"</text:p>
        </text:list-item>
      </text:list>
      <text:p text:style-name="Text_20_body">Påbörjad : 22<text:span text:style-name="T1">nd</text:span> of march 20:41</text:p>
      <text:p text:style-name="Text_20_body">Slutförd : 22<text:span text:style-name="T1">nd</text:span> of march 23:00</text:p>
      <text:h text:style-name="P19" text:outline-level="1">Sprint 5 – Vapen och Abilities [Energy system]</text:h>
      <text:list xml:id="list21339411" text:style-name="L7">
        <text:list-item>
          <text:p text:style-name="P8">Skapa ett vapen i stil med Rocket Launcher, som skjuts och gör "splash damage" där den träffar. Detta ska ske när användaren trycker på RMB.</text:p>
        </text:list-item>
        <text:list-item>
          <text:p text:style-name="P17">Lägg till ett energisystem, en spelare har 100 energi från början, att springa i ungefär 1.5s ska göra slut på energin. Denna genereras hela tiden, att inte göra något som kräver energi på 0.5(?)s så börjar man göra super-regenerate.</text:p>
        </text:list-item>
        <text:list-item>
          <text:p text:style-name="P9">Fixa något system som registrerar allt en spelare gör som kostar energi, detta fungerar som ett uppslagsverk där varje "energy usage" får en timestamp och en registrering på vad som gjordes [sköt ett skott vid 109.082 timestampen, sedan rörde sig i sprint mode vid 109.083].</text:p>
        </text:list-item>
        <text:list-item>
          <text:p text:style-name="P8">Lägg till en ABILITY, "sprint function" där användaren kan hålla nere någon knapp [ctrl] för att springa tills det att energin tar slut. Att röra sig när man har springknappen nedtryckt gör att energi går åt.</text:p>
        </text:list-item>
        <text:list-item>
          <text:p text:style-name="P8">Att skjuta vanliga skott (LMB) resulterar i en markering i timestampen men kostar "ingen" energi.</text:p>
        </text:list-item>
        <text:list-item>
          <text:p text:style-name="P8">Att skjuta raket-skott (RMB) kostar x energi, typ 0.8, denna ability får sedan en cooldown på x sekunder</text:p>
        </text:list-item>
        <text:list-item>
          <text:p text:style-name="P8">Att springa kan man göra så fort man har över 5 energi</text:p>
        </text:list-item>
        <text:list-item>
          <text:p text:style-name="P8">Hitta en vettig regeneration-rate för energi, om man använder energi inom "tidsramen" så ska återhämtningen gå segare.</text:p>
        </text:list-item>
      </text:list>
      <text:p text:style-name="P1">- Valde att skippa timestamp och "energy history"</text:p>
      <text:p text:style-name="P1">- Valde att skippa sprint 6 helt eftersom den kändes onödig och liten och osäkert på om jag vill ha det så</text:p>
      <text:p text:style-name="P1">- Gjorde några få förändringar jämte sprint planning, att man har konstant energy regeneration</text:p>
      <text:p text:style-name="P1">- Skjuta vanligt skott kostar energi, men du kan använda den även om du skulle ha för lite energi, du hamnar bara på 0 energi då :)</text:p>
      <text:h text:style-name="P20" text:outline-level="1">Sprint 6 – Transitions &amp; Gui</text:h>
      <text:list xml:id="list21359564" text:style-name="L8">
        <text:list-item>
          <text:p text:style-name="P13">When a game ends. Move the player back to the base, do some kind of camera panorama over to it and then give the player a couple of seconds in that place.</text:p>
        </text:list-item>
        <text:list-item>
          <text:p text:style-name="P13">Show cooldowns in GUI as the worlds most accurate Pie Chart (picture of a gun, then clock circular area until cd removed)</text:p>
        </text:list-item>
      </text:list>
      <text:h text:style-name="P18" text:outline-level="1">Sprint 7 – GUI</text:h>
      <text:list xml:id="list21346091" text:style-name="L9">
        <text:list-item>
          <text:p text:style-name="P10">Implementera en "CONTROLLER" som registerar sig på olika events som händer i spelet. I stil med "player_Damaged", "enemy_killed", "shot_destroyed", "enemy_Damaged". Skapa dessa events och få dem att skicka "notifications" i stil med "vad hände och vart nånstans hände detta"</text:p>
        </text:list-item>
        <text:list-item>
          <text:p text:style-name="P15">Show following things in GUI</text:p>
          <text:list>
            <text:list-item>
              <text:p text:style-name="P10">Spelarhälsa mha texture/bar</text:p>
            </text:list-item>
            <text:list-item>
              <text:p text:style-name="P10">Energy bar</text:p>
            </text:list-item>
            <text:list-item>
              <text:p text:style-name="P15">Enemy health bar above enemies</text:p>
            </text:list-item>
            <text:list-item>
              <text:p text:style-name="P15">Scrolling "combat" text [+250$$, +185hp (+), -11hp (+)</text:p>
            </text:list-item>
            <text:list-item>
              <text:p text:style-name="P14">Grid / Action Bar with weapon textures</text:p>
            </text:list-item>
          </text:list>
        </text:list-item>
        <text:list-item>
          <text:p text:style-name="P15">Have a UI layer above game that we can render scrolling text to, health bars etc</text:p>
        </text:list-item>
      </text:list>
      <text:h text:style-name="Heading_20_1" text:outline-level="1">Sprint 8 – Bring some bling to the game experience</text:h>
      <text:list xml:id="list21360099" text:style-name="L10">
        <text:list-item>
          <text:p text:style-name="P16">Make game pretty / better</text:p>
          <text:list>
            <text:list-item>
              <text:p text:style-name="P16">Shaders during explosion</text:p>
            </text:list-item>
            <text:list-item>
              <text:p text:style-name="P16">Better texture for loot</text:p>
            </text:list-item>
            <text:list-item>
              <text:p text:style-name="P11">Better attack animation</text:p>
            </text:list-item>
          </text:list>
        </text:list-item>
        <text:list-item>
          <text:p text:style-name="P16">Play Sound!</text:p>
        </text:list-item>
      </text:list>
      <text:h text:style-name="Heading_20_1" text:outline-level="1">Sprint 9 – Game Balance for the 5 levels</text:h>
      <text:list xml:id="list21332206" text:style-name="L11">
        <text:list-item>
          <text:p text:style-name="P12">Try to balance the game</text:p>
        </text:list-item>
      </text:list>
      <text:h text:style-name="Heading_20_1" text:outline-level="1">Sprint 10 – Fix eventual bug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13M38S</meta:editing-duration>
    <meta:editing-cycles>62</meta:editing-cycles>
    <meta:generator>OpenOffice.org/3.3$Win32 OpenOffice.org_project/330m20$Build-9567</meta:generator>
    <dc:date>2014-06-03T01:20:45.55</dc:date>
    <dc:creator>Daniel Dahlkvist</dc:creator>
    <meta:document-statistic meta:table-count="0" meta:image-count="0" meta:object-count="0" meta:page-count="8" meta:paragraph-count="100" meta:word-count="1007" meta:character-count="5353"/>
    <meta:user-defined meta:name="Info 1"/>
    <meta:user-defined meta:name="Info 2"/>
    <meta:user-defined meta:name="Info 3"/>
    <meta:user-defined meta:name="Info 4"/>
  </office:meta>
</office:document-meta>
</file>